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9.91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5.851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19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0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59">
            <calcext:condition calcext:apply-style-name="Error" calcext:value="duplicate" calcext:base-cell-address="list.B3"/>
          </calcext:conditional-format>
          <calcext:conditional-format calcext:target-range-address="list.C3:list.C259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/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/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2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4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2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깡토 스튜디오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27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34">
            <calcext:condition calcext:apply-style-name="Error" calcext:value="duplicate" calcext:base-cell-address="developer.A2"/>
          </calcext:conditional-format>
          <calcext:conditional-format calcext:target-range-address="developer.A1:developer.A1048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36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39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47" table:on-update-keep-styles="true" table:on-update-keep-size="false"/>
        <table:database-range table:name="developer_table" table:target-range-address="developer.A2:developer.I1047" table:on-update-keep-styles="true" table:on-update-keep-size="false"/>
        <table:database-range table:name="game_table" table:target-range-address="list.B238:list.C239" table:on-update-keep-styles="true" table:on-update-keep-size="false"/>
        <table:database-range table:name="publisher_name_list" table:target-range-address="publisher.A2:publisher.A1039" table:on-update-keep-styles="true" table:on-update-keep-size="false"/>
        <table:database-range table:name="__Anonymous_Sheet_DB__0" table:target-range-address="list.B2:list.I25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8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/00/0000</text:date>, <text:time style:data-style-name="N2" text:time-value="10:29:27.24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16T10:51:10.349000000</dc:date>
    <meta:editing-duration>P2DT1H28M15S</meta:editing-duration>
    <meta:editing-cycles>805</meta:editing-cycles>
    <meta:document-statistic meta:table-count="3" meta:cell-count="253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